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26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22in"/>
    </style:style>
    <style:style style:name="co4" style:family="table-column">
      <style:table-column-properties fo:break-before="auto" style:column-width="1.5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lassic2Mega BOM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Farnell Number</text:p>
          </table:table-cell>
          <table:table-cell table:style-name="ce1" office:value-type="string" calcext:value-type="string">
            <text:p>Unit Price (EUR)</text:p>
          </table:table-cell>
          <table:table-cell table:style-name="ce1"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NXP <text:s/>PCA9306D <text:s/>IC</text:p>
          </table:table-cell>
          <table:table-cell office:value-type="string" calcext:value-type="string">
            <text:p>SO08</text:p>
          </table:table-cell>
          <table:table-cell office:value-type="float" office:value="2212070" calcext:value-type="float">
            <text:p>2212070</text:p>
          </table:table-cell>
          <table:table-cell office:value-type="float" office:value="0.598" calcext:value-type="float">
            <text:p>0.5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mel ATMEGA16A</text:p>
          </table:table-cell>
          <table:table-cell office:value-type="string" calcext:value-type="string">
            <text:p>TQFP44</text:p>
          </table:table-cell>
          <table:table-cell office:value-type="float" office:value="2425121" calcext:value-type="float">
            <text:p>2425121</text:p>
          </table:table-cell>
          <table:table-cell office:value-type="float" office:value="4.43" calcext:value-type="float">
            <text:p>4.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ROCHIP MCP1700T-3302E/TT</text:p>
          </table:table-cell>
          <table:table-cell office:value-type="string" calcext:value-type="string">
            <text:p>SOT-23</text:p>
          </table:table-cell>
          <table:table-cell office:value-type="float" office:value="1296592" calcext:value-type="float">
            <text:p>1296592</text:p>
          </table:table-cell>
          <table:table-cell office:value-type="float" office:value="0.386" calcext:value-type="float">
            <text:p>0.3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74HC157ADG</text:p>
          </table:table-cell>
          <table:table-cell office:value-type="string" calcext:value-type="string">
            <text:p>SO16</text:p>
          </table:table-cell>
          <table:table-cell office:value-type="float" office:value="9666940" calcext:value-type="float">
            <text:p>9666940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HAY VLMC310</text:p>
          </table:table-cell>
          <table:table-cell office:value-type="string" calcext:value-type="string">
            <text:p>PLCC-2</text:p>
          </table:table-cell>
          <table:table-cell office:value-type="float" office:value="1659076" calcext:value-type="float">
            <text:p>1659076</text:p>
          </table:table-cell>
          <table:table-cell office:value-type="float" office:value="0.105" calcext:value-type="float">
            <text:p>0.1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LTRON <text:s/>AS-16.000-18 <text:s/>QUARZ</text:p>
          </table:table-cell>
          <table:table-cell office:value-type="string" calcext:value-type="string">
            <text:p>HC49/S</text:p>
          </table:table-cell>
          <table:table-cell office:value-type="float" office:value="1611761" calcext:value-type="float">
            <text:p>1611761</text:p>
          </table:table-cell>
          <table:table-cell office:value-type="float" office:value="0.249" calcext:value-type="float">
            <text:p>0.2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MBERG <text:s/>NEB 21 R</text:p>
          </table:table-cell>
          <table:table-cell/>
          <table:table-cell office:value-type="float" office:value="1217037" calcext:value-type="float">
            <text:p>1217037</text:p>
          </table:table-cell>
          <table:table-cell office:value-type="float" office:value="0.919" calcext:value-type="float">
            <text:p>0.9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SM2310</text:p>
          </table:table-cell>
          <table:table-cell office:value-type="string" calcext:value-type="string">
            <text:p>SOT-23</text:p>
          </table:table-cell>
          <table:table-cell office:value-type="float" office:value="1864585" calcext:value-type="float">
            <text:p>1864585</text:p>
          </table:table-cell>
          <table:table-cell office:value-type="float" office:value="0.121" calcext:value-type="float">
            <text:p>0.1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ristor EZJZ1V120KA</text:p>
          </table:table-cell>
          <table:table-cell office:value-type="string" calcext:value-type="string">
            <text:p>“0605”</text:p>
          </table:table-cell>
          <table:table-cell office:value-type="float" office:value="1780509" calcext:value-type="float">
            <text:p>1780509</text:p>
          </table:table-cell>
          <table:table-cell office:value-type="float" office:value="0.171" calcext:value-type="float">
            <text:p>0.171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5">00/00/0000</text:date>, <text:time style:data-style-name="N2" text:time-value="22:02:40.8565280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sten </meta:initial-creator>
    <meta:creation-date>2015-06-13T22:16:11.228075003</meta:creation-date>
    <meta:generator>LibreOffice/4.2.8.2$Linux_X86_64 LibreOffice_project/420m0$Build-2</meta:generator>
    <dc:date>2015-06-15T22:03:54.875394346</dc:date>
    <dc:creator>Torsten </dc:creator>
    <meta:editing-duration>PT1H23M37S</meta:editing-duration>
    <meta:editing-cycles>14</meta:editing-cycles>
    <meta:document-statistic meta:table-count="1" meta:cell-count="50" meta:object-count="0"/>
  </office:meta>
</office:document-meta>
</file>